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8T11:37:53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83690953073357E-016">
                <text:p>-1.83690953073357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06151588455594E-016">
                <text:p>3.06151588455594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.28612223837832E-016">
                <text:p>-4.28612223837832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5107285922007E-016">
                <text:p>5.5107285922007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